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4pt" officeooo:rsid="00112e6f" officeooo:paragraph-rsid="00112e6f" style:font-size-asian="21pt" style:font-size-complex="24pt"/>
    </style:style>
    <style:style style:name="P2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26pt" fo:font-weight="bold" officeooo:rsid="00112e6f" officeooo:paragraph-rsid="00112e6f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24pt" officeooo:rsid="00112e6f" officeooo:paragraph-rsid="00112e6f" style:font-size-asian="21pt" style:font-size-complex="24pt"/>
    </style:style>
    <style:style style:name="P5" style:family="paragraph" style:parent-style-name="Standard">
      <style:text-properties fo:font-size="24pt" officeooo:rsid="0020cb87" officeooo:paragraph-rsid="0020cb87" style:font-size-asian="21pt" style:font-size-complex="24pt"/>
    </style:style>
    <style:style style:name="P6" style:family="paragraph" style:parent-style-name="Standard">
      <style:text-properties fo:font-size="20pt" officeooo:rsid="0020cb87" officeooo:paragraph-rsid="0020cb87" style:font-size-asian="20pt" style:font-size-complex="20pt"/>
    </style:style>
    <style:style style:name="P7" style:family="paragraph" style:parent-style-name="Text_20_body" style:list-style-name="L48">
      <style:paragraph-properties fo:margin-top="0cm" fo:margin-bottom="0cm" style:contextual-spacing="false"/>
    </style:style>
    <style:style style:name="P8" style:family="paragraph" style:parent-style-name="Text_20_body" style:list-style-name="L48">
      <style:paragraph-properties fo:margin-top="0cm" fo:margin-bottom="0cm" style:contextual-spacing="false"/>
      <style:text-properties officeooo:paragraph-rsid="001faf39"/>
    </style:style>
    <style:style style:name="P9" style:family="paragraph" style:parent-style-name="Text_20_body" style:list-style-name="L49">
      <style:paragraph-properties fo:margin-top="0cm" fo:margin-bottom="0cm" style:contextual-spacing="false"/>
    </style:style>
    <style:style style:name="P10" style:family="paragraph" style:parent-style-name="Text_20_body" style:list-style-name="L50">
      <style:paragraph-properties fo:margin-top="0cm" fo:margin-bottom="0cm" style:contextual-spacing="false"/>
    </style:style>
    <style:style style:name="P11" style:family="paragraph" style:parent-style-name="Text_20_body" style:list-style-name="L51">
      <style:paragraph-properties fo:margin-top="0cm" fo:margin-bottom="0cm" style:contextual-spacing="false"/>
    </style:style>
    <style:style style:name="P12" style:family="paragraph" style:parent-style-name="Text_20_body" style:list-style-name="L52">
      <style:paragraph-properties fo:margin-top="0cm" fo:margin-bottom="0cm" style:contextual-spacing="false"/>
    </style:style>
    <style:style style:name="P13" style:family="paragraph" style:parent-style-name="Text_20_body" style:list-style-name="L53">
      <style:paragraph-properties fo:margin-top="0cm" fo:margin-bottom="0cm" style:contextual-spacing="false"/>
    </style:style>
    <style:style style:name="P14" style:family="paragraph" style:parent-style-name="Text_20_body" style:list-style-name="L54">
      <style:paragraph-properties fo:margin-top="0cm" fo:margin-bottom="0cm" style:contextual-spacing="false"/>
    </style:style>
    <style:style style:name="P15" style:family="paragraph" style:parent-style-name="Text_20_body" style:list-style-name="L54">
      <style:paragraph-properties fo:margin-top="0cm" fo:margin-bottom="0cm" style:contextual-spacing="false"/>
      <style:text-properties officeooo:paragraph-rsid="0015e7a0"/>
    </style:style>
    <style:style style:name="P16" style:family="paragraph" style:parent-style-name="Text_20_body" style:list-style-name="L54">
      <style:paragraph-properties fo:margin-top="0cm" fo:margin-bottom="0cm" style:contextual-spacing="false"/>
      <style:text-properties officeooo:paragraph-rsid="00179475"/>
    </style:style>
    <style:style style:name="P17" style:family="paragraph" style:parent-style-name="Text_20_body" style:list-style-name="L54">
      <style:paragraph-properties fo:margin-top="0cm" fo:margin-bottom="0cm" style:contextual-spacing="false"/>
      <style:text-properties officeooo:paragraph-rsid="00197be3"/>
    </style:style>
    <style:style style:name="P18" style:family="paragraph" style:parent-style-name="Text_20_body" style:list-style-name="L55">
      <style:paragraph-properties fo:margin-top="0cm" fo:margin-bottom="0cm" style:contextual-spacing="false"/>
      <style:text-properties officeooo:paragraph-rsid="0015e7a0"/>
    </style:style>
    <style:style style:name="P19" style:family="paragraph" style:parent-style-name="Text_20_body" style:list-style-name="L55">
      <style:paragraph-properties fo:margin-top="0cm" fo:margin-bottom="0cm" style:contextual-spacing="false"/>
      <style:text-properties officeooo:paragraph-rsid="00179475"/>
    </style:style>
    <style:style style:name="P20" style:family="paragraph" style:parent-style-name="Text_20_body" style:list-style-name="L56">
      <style:paragraph-properties fo:margin-top="0cm" fo:margin-bottom="0cm" style:contextual-spacing="false"/>
      <style:text-properties officeooo:paragraph-rsid="00197be3"/>
    </style:style>
    <style:style style:name="P21" style:family="paragraph" style:parent-style-name="Text_20_body" style:list-style-name="L57">
      <style:paragraph-properties fo:margin-top="0cm" fo:margin-bottom="0cm" style:contextual-spacing="false"/>
      <style:text-properties officeooo:paragraph-rsid="00179475"/>
    </style:style>
    <style:style style:name="P22" style:family="paragraph" style:parent-style-name="Text_20_body" style:list-style-name="L57">
      <style:paragraph-properties fo:margin-top="0cm" fo:margin-bottom="0cm" style:contextual-spacing="false"/>
      <style:text-properties officeooo:paragraph-rsid="0017f775"/>
    </style:style>
    <style:style style:name="P23" style:family="paragraph" style:parent-style-name="Text_20_body" style:list-style-name="L57">
      <style:paragraph-properties fo:margin-top="0cm" fo:margin-bottom="0cm" style:contextual-spacing="false"/>
      <style:text-properties officeooo:paragraph-rsid="0018503e"/>
    </style:style>
    <style:style style:name="P24" style:family="paragraph" style:parent-style-name="Text_20_body" style:list-style-name="L57">
      <style:paragraph-properties fo:margin-top="0cm" fo:margin-bottom="0cm" style:contextual-spacing="false"/>
      <style:text-properties officeooo:paragraph-rsid="00197be3"/>
    </style:style>
    <style:style style:name="P25" style:family="paragraph" style:parent-style-name="Text_20_body" style:list-style-name="L59">
      <style:paragraph-properties fo:margin-top="0cm" fo:margin-bottom="0cm" style:contextual-spacing="false"/>
    </style:style>
    <style:style style:name="P26" style:family="paragraph" style:parent-style-name="Text_20_body" style:list-style-name="L61">
      <style:paragraph-properties fo:margin-top="0cm" fo:margin-bottom="0cm" style:contextual-spacing="false"/>
    </style:style>
    <style:style style:name="P27" style:family="paragraph" style:parent-style-name="Text_20_body" style:list-style-name="L62">
      <style:paragraph-properties fo:margin-top="0cm" fo:margin-bottom="0cm" style:contextual-spacing="false"/>
    </style:style>
    <style:style style:name="P28" style:family="paragraph" style:parent-style-name="Text_20_body" style:list-style-name="L63">
      <style:paragraph-properties fo:margin-top="0cm" fo:margin-bottom="0cm" style:contextual-spacing="false"/>
    </style:style>
    <style:style style:name="P29" style:family="paragraph" style:parent-style-name="Text_20_body" style:list-style-name="L64">
      <style:paragraph-properties fo:margin-top="0cm" fo:margin-bottom="0cm" style:contextual-spacing="false"/>
    </style:style>
    <style:style style:name="P30" style:family="paragraph" style:parent-style-name="Text_20_body" style:list-style-name="L65">
      <style:paragraph-properties fo:margin-top="0cm" fo:margin-bottom="0cm" style:contextual-spacing="false"/>
    </style:style>
    <style:style style:name="P31" style:family="paragraph" style:parent-style-name="Text_20_body" style:list-style-name="L74">
      <style:paragraph-properties fo:margin-top="0cm" fo:margin-bottom="0cm" style:contextual-spacing="false"/>
    </style:style>
    <style:style style:name="P32" style:family="paragraph" style:parent-style-name="Text_20_body" style:list-style-name="L77">
      <style:paragraph-properties fo:margin-top="0cm" fo:margin-bottom="0cm" style:contextual-spacing="false"/>
      <style:text-properties officeooo:paragraph-rsid="00179475"/>
    </style:style>
    <style:style style:name="P33" style:family="paragraph" style:parent-style-name="Text_20_body" style:list-style-name="L78">
      <style:paragraph-properties fo:margin-top="0cm" fo:margin-bottom="0cm" style:contextual-spacing="false"/>
    </style:style>
    <style:style style:name="P34" style:family="paragraph" style:parent-style-name="Text_20_body" style:list-style-name="L79">
      <style:paragraph-properties fo:margin-top="0cm" fo:margin-bottom="0cm" style:contextual-spacing="false"/>
    </style:style>
    <style:style style:name="P35" style:family="paragraph" style:parent-style-name="Text_20_body" style:list-style-name="L79">
      <style:paragraph-properties fo:margin-top="0cm" fo:margin-bottom="0cm" style:contextual-spacing="false"/>
      <style:text-properties officeooo:paragraph-rsid="00179475"/>
    </style:style>
    <style:style style:name="P36" style:family="paragraph" style:parent-style-name="Text_20_body" style:list-style-name="L79">
      <style:paragraph-properties fo:margin-top="0cm" fo:margin-bottom="0cm" style:contextual-spacing="false"/>
      <style:text-properties officeooo:paragraph-rsid="0017f775"/>
    </style:style>
    <style:style style:name="P37" style:family="paragraph" style:parent-style-name="Text_20_body" style:list-style-name="L81">
      <style:paragraph-properties fo:margin-top="0cm" fo:margin-bottom="0cm" style:contextual-spacing="false"/>
      <style:text-properties officeooo:paragraph-rsid="00179475"/>
    </style:style>
    <style:style style:name="P38" style:family="paragraph" style:parent-style-name="Text_20_body">
      <style:paragraph-properties fo:margin-top="0cm" fo:margin-bottom="0cm" style:contextual-spacing="false"/>
      <style:text-properties officeooo:paragraph-rsid="00179475"/>
    </style:style>
    <style:style style:name="P39" style:family="paragraph" style:parent-style-name="Text_20_body" style:list-style-name="L87">
      <style:paragraph-properties fo:margin-top="0cm" fo:margin-bottom="0cm" style:contextual-spacing="false"/>
      <style:text-properties officeooo:paragraph-rsid="00179475"/>
    </style:style>
    <style:style style:name="P40" style:family="paragraph" style:parent-style-name="Text_20_body" style:list-style-name="L88">
      <style:paragraph-properties fo:margin-top="0cm" fo:margin-bottom="0cm" style:contextual-spacing="false"/>
      <style:text-properties officeooo:paragraph-rsid="00179475"/>
    </style:style>
    <style:style style:name="P41" style:family="paragraph" style:parent-style-name="Text_20_body" style:list-style-name="L89">
      <style:paragraph-properties fo:margin-top="0cm" fo:margin-bottom="0cm" style:contextual-spacing="false"/>
      <style:text-properties officeooo:paragraph-rsid="00179475"/>
    </style:style>
    <style:style style:name="P42" style:family="paragraph" style:parent-style-name="Text_20_body" style:list-style-name="L90">
      <style:paragraph-properties fo:margin-top="0cm" fo:margin-bottom="0cm" style:contextual-spacing="false"/>
      <style:text-properties officeooo:paragraph-rsid="00179475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0197be3"/>
    </style:style>
    <style:style style:name="P44" style:family="paragraph" style:parent-style-name="Text_20_body">
      <style:paragraph-properties fo:margin-top="0cm" fo:margin-bottom="0cm" style:contextual-spacing="false"/>
      <style:text-properties officeooo:paragraph-rsid="0018503e"/>
    </style:style>
    <style:style style:name="P45" style:family="paragraph" style:parent-style-name="Text_20_body" style:list-style-name="L91">
      <style:text-properties officeooo:paragraph-rsid="00112e6f"/>
    </style:style>
    <style:style style:name="P46" style:family="paragraph" style:parent-style-name="Text_20_body">
      <style:paragraph-properties fo:margin-top="0cm" fo:margin-bottom="0cm" style:contextual-spacing="false"/>
      <style:text-properties officeooo:paragraph-rsid="001cf91c"/>
    </style:style>
    <style:style style:name="P47" style:family="paragraph" style:parent-style-name="Text_20_body">
      <style:text-properties officeooo:paragraph-rsid="001faf39"/>
    </style:style>
    <style:style style:name="P48" style:family="paragraph" style:parent-style-name="Text_20_body">
      <style:paragraph-properties fo:margin-top="0cm" fo:margin-bottom="0cm" style:contextual-spacing="false"/>
      <style:text-properties officeooo:paragraph-rsid="001faf39"/>
    </style:style>
    <style:style style:name="P49" style:family="paragraph" style:parent-style-name="Text_20_body">
      <style:paragraph-properties fo:margin-top="0cm" fo:margin-bottom="0cm" style:contextual-spacing="false"/>
      <style:text-properties officeooo:rsid="001faf39" officeooo:paragraph-rsid="001faf39"/>
    </style:style>
    <style:style style:name="P50" style:family="paragraph" style:parent-style-name="Text_20_body">
      <style:paragraph-properties fo:margin-top="0cm" fo:margin-bottom="0cm" style:contextual-spacing="false"/>
      <style:text-properties officeooo:rsid="001faf39" officeooo:paragraph-rsid="0020cb87"/>
    </style:style>
    <style:style style:name="P51" style:family="paragraph" style:parent-style-name="Text_20_body">
      <style:text-properties officeooo:paragraph-rsid="0020cb87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1faf39" style:font-size-asian="15pt" style:font-weight-asian="normal" style:font-size-complex="15pt" style:font-weight-complex="normal"/>
    </style:style>
    <style:style style:name="T3" style:family="text">
      <style:text-properties officeooo:rsid="0017f775"/>
    </style:style>
    <style:style style:name="T4" style:family="text">
      <style:text-properties fo:font-weight="bold" officeooo:rsid="0017f77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cb87" style:font-weight-asian="normal" style:font-weight-complex="normal"/>
    </style:style>
    <style:style style:name="T7" style:family="text">
      <style:text-properties officeooo:rsid="001cf91c"/>
    </style:style>
    <style:style style:name="T8" style:family="text">
      <style:text-properties officeooo:rsid="001faf39"/>
    </style:style>
    <style:style style:name="T9" style:family="text">
      <style:text-properties officeooo:rsid="0020cb8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>Planeamiento Interacciones</text:p>
      <text:p text:style-name="P3"/>
      <text:p text:style-name="P1">Proyecto Aplicación web revistas.</text:p>
      <text:p text:style-name="P1">Método iterativo Incremental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5">Descripción</text:p>
      <text:p text:style-name="P5"/>
      <text:p text:style-name="P6">El proyecto app revistas se dividirá en 4 iteraciones priorizando en las primeras iteraciones las funcionalidades mas importantes del sistema.</text:p>
      <text:p text:style-name="P6"/>
      <text:p text:style-name="P6">El tiempo estipulado para cada iteración sera de</text:p>
      <text:p text:style-name="P6">1,5 semanas por iteración lo que es equivalente a 10 día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style-name="L91">
        <text:list-item>
          <text:list>
            <text:list-item>
              <text:list>
                <text:list-item>
                  <text:list>
                    <text:list-header>
                      <text:p text:style-name="P45"><text:span text:style-name="Strong_20_Emphasis"><text:span text:style-name="T1"/>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47"><text:soft-page-break/><text:span text:style-name="Strong_20_Emphasis"><text:span text:style-name="T2">ITERACIÓN 1: </text:span></text:span></text:p>
      <text:p text:style-name="P47"><text:span text:style-name="Strong_20_Emphasis"><text:span text:style-name="T2">Casos de uso de alto nivel:</text:span></text:span></text:p>
      <text:list text:style-name="L48">
        <text:list-item>
          <text:p text:style-name="P8"><text:span text:style-name="Strong_20_Emphasis">CU0</text:span><text:span text:style-name="Strong_20_Emphasis"><text:span text:style-name="T8">1</text:span></text:span> – <text:span text:style-name="T8">Registro de usuario en plataforma</text:span></text:p>
        </text:list-item>
        <text:list-item>
          <text:p text:style-name="P7"><text:span text:style-name="Strong_20_Emphasis">CU02</text:span> - Inicio de sesión usuario</text:p>
        </text:list-item>
      </text:list>
      <text:list text:style-name="L49">
        <text:list-item>
          <text:p text:style-name="P9"><text:span text:style-name="Strong_20_Emphasis">CU03</text:span> - Cerrar Sesión</text:p>
        </text:list-item>
      </text:list>
      <text:list text:style-name="L50">
        <text:list-item>
          <text:p text:style-name="P10"><text:span text:style-name="Strong_20_Emphasis">CU04</text:span> - Ver perfil Usuario</text:p>
        </text:list-item>
      </text:list>
      <text:list text:style-name="L51">
        <text:list-item>
          <text:p text:style-name="P11"><text:span text:style-name="Strong_20_Emphasis">CU05</text:span> - Actualizar perfil</text:p>
        </text:list-item>
      </text:list>
      <text:list text:style-name="L52">
        <text:list-item>
          <text:p text:style-name="P12"><text:span text:style-name="Strong_20_Emphasis">CU06</text:span> - Actualizar contraseña</text:p>
        </text:list-item>
      </text:list>
      <text:list text:style-name="L53">
        <text:list-item>
          <text:p text:style-name="P13"><text:span text:style-name="Strong_20_Emphasis">CU07</text:span> - Gestionar precios de anuncios.</text:p>
        </text:list-item>
      </text:list>
      <text:list xml:id="list3354534814" text:style-name="L54">
        <text:list-item>
          <text:p text:style-name="P14"><text:span text:style-name="Strong_20_Emphasis">CU08</text:span> - Gestionar precios de tiempos en anuncios.</text:p>
        </text:list-item>
      </text:list>
      <text:list xml:id="list2165500121" text:style-name="L57">
        <text:list-item>
          <text:p text:style-name="P24"><text:span text:style-name="Strong_20_Emphasis">CU22</text:span> - Recargar cartera digital</text:p>
          <text:p text:style-name="P24"/>
        </text:list-item>
      </text:list>
      <text:p text:style-name="P49">Fecha de inicio de Iteración: 27/09/24.</text:p>
      <text:p text:style-name="P49"><text:span text:style-name="Strong_20_Emphasis"><text:span text:style-name="T5">Fecha de finalización de Iteración: 06/10/24.</text:span></text:span></text:p>
      <text:p text:style-name="P46"><text:span text:style-name="Strong_20_Emphasis"/></text:p>
      <text:p text:style-name="P47"><text:span text:style-name="Strong_20_Emphasis"><text:span text:style-name="T2">ITERACIÓN 2:</text:span></text:span></text:p>
      <text:p text:style-name="P47"><text:span text:style-name="Strong_20_Emphasis"><text:span text:style-name="T2"><text:s/>Casos de uso de alto nivel:</text:span></text:span></text:p>
      <text:list xml:id="list12552392191437" text:continue-list="list3354534814" text:style-name="L54">
        <text:list-item>
          <text:p text:style-name="P17"><text:span text:style-name="Strong_20_Emphasis">CU21</text:span> - Comprar anuncio</text:p>
        </text:list-item>
        <text:list-item>
          <text:p text:style-name="P15"><text:span text:style-name="Strong_20_Emphasis">CU23</text:span> - Desactivar/activar anuncios</text:p>
        </text:list-item>
      </text:list>
      <text:list xml:id="list3411850321" text:style-name="L55">
        <text:list-item>
          <text:p text:style-name="P18"><text:span text:style-name="Strong_20_Emphasis">CU09</text:span> - Gestionar costo global revistas.</text:p>
        </text:list-item>
      </text:list>
      <text:list text:style-name="L56">
        <text:list-item>
          <text:p text:style-name="P20"><text:span text:style-name="Strong_20_Emphasis">CU10</text:span> - Modificar precio mantenimiento revista</text:p>
        </text:list-item>
      </text:list>
      <text:list xml:id="list12551988558662" text:continue-list="list2165500121" text:style-name="L57">
        <text:list-item>
          <text:p text:style-name="P24"><text:span text:style-name="Strong_20_Emphasis">CU11</text:span> - Asignar precio de bloqueo de anuncios en una revist<text:span text:style-name="T7">a</text:span></text:p>
        </text:list-item>
      </text:list>
      <text:list xml:id="list12551595674946" text:continue-list="list12552392191437" text:style-name="L54">
        <text:list-item>
          <text:p text:style-name="P15"><text:span text:style-name="Strong_20_Emphasis">CU24</text:span> - Publicar revista</text:p>
        </text:list-item>
      </text:list>
      <text:list xml:id="list3603595893" text:style-name="L79">
        <text:list-item>
          <text:p text:style-name="P35"><text:span text:style-name="Strong_20_Emphasis">CU12</text:span> - Autorizar revista</text:p>
        </text:list-item>
      </text:list>
      <text:list xml:id="list12552275050060" text:continue-list="list12551595674946" text:style-name="L54">
        <text:list-item>
          <text:p text:style-name="P15"><text:span text:style-name="Strong_20_Emphasis">CU26</text:span> - Ver publicaciones realizadas</text:p>
        </text:list-item>
        <text:list-item>
          <text:p text:style-name="P15"><text:span text:style-name="Strong_20_Emphasis">CU27</text:span> - Publicar número de revistas</text:p>
        </text:list-item>
      </text:list>
      <text:list xml:id="list12551346609899" text:continue-list="list3603595893" text:style-name="L79">
        <text:list-item>
          <text:p text:style-name="P35"><text:span text:style-name="Strong_20_Emphasis">CU33</text:span> - Pagar bloqueo de anuncios</text:p>
        </text:list-item>
      </text:list>
      <text:p text:style-name="P38"/>
      <text:p text:style-name="P49">Fecha de inicio de Iteración: 07/10/24.</text:p>
      <text:p text:style-name="P49"><text:span text:style-name="Strong_20_Emphasis"><text:span text:style-name="T5">Fecha de finalización de Iteración: 16/10/24.</text:span></text:span></text:p>
      <text:p text:style-name="P48"><text:span text:style-name="Strong_20_Emphasis"/></text:p>
      <text:p text:style-name="P51"><text:span text:style-name="Strong_20_Emphasis"><text:span text:style-name="T2">ITERACIÓN 2:</text:span></text:span></text:p>
      <text:p text:style-name="P51"><text:span text:style-name="Strong_20_Emphasis"><text:span text:style-name="T2"><text:s/>Casos de uso de alto nivel:</text:span></text:span></text:p>
      <text:list text:continue-list="list12552275050060" text:style-name="L54">
        <text:list-item>
          <text:p text:style-name="P16"><text:span text:style-name="Strong_20_Emphasis">CU29</text:span> - Ver revista</text:p>
        </text:list-item>
      </text:list>
      <text:list xml:id="list12551824964919" text:continue-list="list12551988558662" text:style-name="L57">
        <text:list-item>
          <text:p text:style-name="P21"><text:span text:style-name="Strong_20_Emphasis">CU34</text:span> - Navegador de revista</text:p>
        </text:list-item>
      </text:list>
      <text:list text:style-name="L88">
        <text:list-item>
          <text:p text:style-name="P40"><text:span text:style-name="Strong_20_Emphasis">CU37</text:span> - Previsualización revista</text:p>
        </text:list-item>
      </text:list>
      <text:list text:style-name="L89">
        <text:list-item>
          <text:p text:style-name="P41"><text:span text:style-name="Strong_20_Emphasis">CU38</text:span> - Suscripción a revistas</text:p>
        </text:list-item>
      </text:list>
      <text:list text:style-name="L81">
        <text:list-item>
          <text:p text:style-name="P37"><text:span text:style-name="Strong_20_Emphasis">CU35</text:span> - Ver suscripciones a revistas</text:p>
        </text:list-item>
      </text:list>
      <text:list text:style-name="L87">
        <text:list-item>
          <text:p text:style-name="P39"><text:span text:style-name="Strong_20_Emphasis">CU36</text:span> - Comentar revista</text:p>
        </text:list-item>
      </text:list>
      <text:list text:style-name="L90">
        <text:list-item>
          <text:p text:style-name="P42"><text:span text:style-name="Strong_20_Emphasis">CU39</text:span> - Visualizar autor revista</text:p>
        </text:list-item>
      </text:list>
      <text:list xml:id="list12551708094965" text:continue-list="list12551346609899" text:style-name="L79">
        <text:list-item>
          <text:p text:style-name="P36"><text:span text:style-name="T4">CU40</text:span><text:span text:style-name="T3"> – Visualizar Anuncios</text:span></text:p>
        </text:list-item>
      </text:list>
      <text:list text:continue-list="list3411850321" text:style-name="L55">
        <text:list-item>
          <text:p text:style-name="P19"><text:soft-page-break/><text:span text:style-name="Strong_20_Emphasis">CU20</text:span> - Aprobar categorías y etiquetas de revistas</text:p>
        </text:list-item>
      </text:list>
      <text:p text:style-name="P44"/>
      <text:p text:style-name="P50">Fecha de inicio de Iteración: <text:span text:style-name="T9">1</text:span>7/10/24.</text:p>
      <text:p text:style-name="P50"><text:span text:style-name="Strong_20_Emphasis"><text:span text:style-name="T5">Fecha de finalización de Iteración: </text:span></text:span><text:span text:style-name="Strong_20_Emphasis"><text:span text:style-name="T6">2</text:span></text:span><text:span text:style-name="Strong_20_Emphasis"><text:span text:style-name="T5">6/10/24.</text:span></text:span></text:p>
      <text:p text:style-name="P38"/>
      <text:p text:style-name="P51"><text:span text:style-name="Strong_20_Emphasis"><text:span text:style-name="T2">ITERACIÓN 2:</text:span></text:span></text:p>
      <text:p text:style-name="P51"><text:span text:style-name="Strong_20_Emphasis"><text:span text:style-name="T2"><text:s/>Casos de uso de alto nivel:</text:span></text:span></text:p>
      <text:p text:style-name="P43"><text:span text:style-name="Strong_20_Emphasis"/></text:p>
      <text:list xml:id="list12552536743881" text:continue-list="list12551824964919" text:style-name="L57">
        <text:list-item>
          <text:p text:style-name="P22"><text:span text:style-name="Strong_20_Emphasis">CU14</text:span> - Exportar reportes</text:p>
        </text:list-item>
      </text:list>
      <text:list text:style-name="L59">
        <text:list-item>
          <text:p text:style-name="P25"><text:span text:style-name="Strong_20_Emphasis">CU13</text:span> - Generar reporte ganancias</text:p>
        </text:list-item>
      </text:list>
      <text:list text:style-name="L61">
        <text:list-item>
          <text:p text:style-name="P26"><text:span text:style-name="Strong_20_Emphasis">CU15</text:span> - Generar reporte anuncios comprados</text:p>
        </text:list-item>
      </text:list>
      <text:list text:style-name="L62">
        <text:list-item>
          <text:p text:style-name="P27"><text:span text:style-name="Strong_20_Emphasis">CU16</text:span> - Generar reporte de suscripciones</text:p>
        </text:list-item>
      </text:list>
      <text:list text:style-name="L63">
        <text:list-item>
          <text:p text:style-name="P28"><text:span text:style-name="Strong_20_Emphasis">CU17</text:span> - Generar reporte comentarios</text:p>
        </text:list-item>
      </text:list>
      <text:list text:style-name="L64">
        <text:list-item>
          <text:p text:style-name="P29"><text:span text:style-name="Strong_20_Emphasis">CU18</text:span> - Generar reporte de efectividad anuncios</text:p>
        </text:list-item>
      </text:list>
      <text:list text:style-name="L65">
        <text:list-item>
          <text:p text:style-name="P30"><text:span text:style-name="Strong_20_Emphasis">CU19</text:span> - Generar reporte pagos anunciantes</text:p>
        </text:list-item>
      </text:list>
      <text:list text:style-name="L74">
        <text:list-item>
          <text:p text:style-name="P31"><text:span text:style-name="Strong_20_Emphasis">CU28</text:span> - Generar reporte de comentarios en revistas</text:p>
        </text:list-item>
      </text:list>
      <text:list text:style-name="L77">
        <text:list-item>
          <text:p text:style-name="P32"><text:span text:style-name="Strong_20_Emphasis">CU30</text:span> - Generar reporte de suscripciones a revistas</text:p>
        </text:list-item>
      </text:list>
      <text:list text:continue-list="list12552536743881" text:style-name="L57">
        <text:list-item>
          <text:p text:style-name="P23"><text:span text:style-name="Strong_20_Emphasis">CU31</text:span> - Generar reporte de mejores publicaciones</text:p>
        </text:list-item>
      </text:list>
      <text:list text:style-name="L78">
        <text:list-item>
          <text:p text:style-name="P33"><text:span text:style-name="Strong_20_Emphasis">CU32</text:span> - Generar reporte de bloqueo anuncios</text:p>
        </text:list-item>
      </text:list>
      <text:list text:continue-list="list12551708094965" text:style-name="L79">
        <text:list-header>
          <text:p text:style-name="P34"/>
        </text:list-header>
      </text:list>
      <text:p text:style-name="P50">Fecha de inicio de Iteración: <text:span text:style-name="T9">2</text:span>7/10/24.</text:p>
      <text:p text:style-name="P50"><text:span text:style-name="Strong_20_Emphasis"><text:span text:style-name="T5">Fecha de finalización de Iteración: </text:span></text:span><text:span text:style-name="Strong_20_Emphasis"><text:span text:style-name="T6">05</text:span></text:span><text:span text:style-name="Strong_20_Emphasis"><text:span text:style-name="T5">/1</text:span></text:span><text:span text:style-name="Strong_20_Emphasis"><text:span text:style-name="T6">1</text:span></text:span><text:span text:style-name="Strong_20_Emphasis"><text:span text:style-name="T5">/24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8:58:06.426819525</meta:creation-date>
    <dc:date>2024-09-27T01:25:50.451639150</dc:date>
    <meta:editing-duration>PT3H2M21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4" meta:paragraph-count="65" meta:word-count="388" meta:character-count="2229" meta:non-whitespace-character-count="1939"/>
  </office:meta>
</office:document-meta>
</file>